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121fce" officeooo:paragraph-rsid="00121fc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3a3e4" officeooo:paragraph-rsid="0013a3e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3a3e4" officeooo:paragraph-rsid="001414b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3a3e4" officeooo:paragraph-rsid="0015a70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3a3e4" officeooo:paragraph-rsid="0018f78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3a3e4" officeooo:paragraph-rsid="001f2a9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3a3e4" officeooo:paragraph-rsid="002124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4b7a7" officeooo:paragraph-rsid="0014b7a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a3d3d" officeooo:paragraph-rsid="001a3d3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d557d" officeooo:paragraph-rsid="001d557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c054d" officeooo:paragraph-rsid="002c054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c054d" officeooo:paragraph-rsid="0036f41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daf5d" officeooo:paragraph-rsid="002fa56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31ca2" officeooo:paragraph-rsid="00331ca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bold" officeooo:rsid="0013a3e4" officeooo:paragraph-rsid="0015a70b"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c054d" officeooo:paragraph-rsid="002c054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fo:font-size="12pt" style:text-underline-style="none" fo:font-weight="bold" officeooo:rsid="00394632" officeooo:paragraph-rsid="00394632"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text-position="0% 100%" fo:font-size="12pt" style:text-underline-style="none" fo:font-weight="bold" officeooo:rsid="0039c1a2" officeooo:paragraph-rsid="0039c1a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470529" officeooo:paragraph-rsid="00470529"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49575c" officeooo:paragraph-rsid="0049575c"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officeooo:rsid="0013fba7"/>
    </style:style>
    <style:style style:name="T3" style:family="text">
      <style:text-properties officeooo:rsid="001414b2"/>
    </style:style>
    <style:style style:name="T4" style:family="text">
      <style:text-properties officeooo:rsid="0015a70b"/>
    </style:style>
    <style:style style:name="T5" style:family="text">
      <style:text-properties fo:font-weight="bold" style:font-weight-asian="bold" style:font-weight-complex="bold"/>
    </style:style>
    <style:style style:name="T6" style:family="text">
      <style:text-properties officeooo:rsid="001f2a97"/>
    </style:style>
    <style:style style:name="T7" style:family="text">
      <style:text-properties officeooo:rsid="0020e32d"/>
    </style:style>
    <style:style style:name="T8" style:family="text">
      <style:text-properties officeooo:rsid="002124a7"/>
    </style:style>
    <style:style style:name="T9" style:family="text">
      <style:text-properties officeooo:rsid="002181f0"/>
    </style:style>
    <style:style style:name="T10" style:family="text">
      <style:text-properties officeooo:rsid="00224c33"/>
    </style:style>
    <style:style style:name="T11" style:family="text">
      <style:text-properties officeooo:rsid="0023fa91"/>
    </style:style>
    <style:style style:name="T12" style:family="text">
      <style:text-properties officeooo:rsid="0024b895"/>
    </style:style>
    <style:style style:name="T13" style:family="text">
      <style:text-properties officeooo:rsid="00277ed7"/>
    </style:style>
    <style:style style:name="T14" style:family="text">
      <style:text-properties officeooo:rsid="002dbcef"/>
    </style:style>
    <style:style style:name="T15" style:family="text">
      <style:text-properties officeooo:rsid="0034949b"/>
    </style:style>
    <style:style style:name="T16" style:family="text">
      <style:text-properties officeooo:rsid="0035d317"/>
    </style:style>
    <style:style style:name="T1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leitung für</text:p>
      <text:p text:style-name="P1">SuperFlowerWars64</text:p>
      <text:p text:style-name="P1"/>
      <text:p text:style-name="P1"/>
      <text:p text:style-name="P2">Zuerst muss das Archiv mit dem Befehl “tar -xf [Datei] entpackt werden.</text:p>
      <text:p text:style-name="P2"/>
      <text:p text:style-name="P2">Anschließend kann man die build-file mit “ant” aufrufen, welches sowohl die nötige Jar.Datei als auch die Dokumentation in einem neuen extra Ordner “doc” erstellt.</text:p>
      <text:p text:style-name="P2"/>
      <text:p text:style-name="P2">Das Spiel kann mit dem Befehl </text:p>
      <text:p text:style-name="P2">“java -jar SWF64.jar ” </text:p>
      <text:p text:style-name="P6"><text:span text:style-name="T2">und entsprechenden Parametern </text:span>gestartet werden.</text:p>
      <text:p text:style-name="P6"><text:span text:style-name="T6">In ()-Klammern gehaltene Parameter sind optional</text:span>.</text:p>
      <text:p text:style-name="P5"><text:span text:style-name="T3">[] sind anpassbare Eingaben.</text:span></text:p>
      <text:p text:style-name="P9">XX steht für eine beliebige Zahl.</text:p>
      <text:p text:style-name="P2"/>
      <text:p text:style-name="P15"><text:span text:style-name="T3">Für ein normales Spiel : </text:span></text:p>
      <text:p text:style-name="P4">java -jar SWF64.jar -<text:span text:style-name="T4">[S1farbe] [spielertyp] -[S2farbe] [spielertyp] -size xx (--gui) -(delay xx)</text:span></text:p>
      <text:p text:style-name="P4"/>
      <text:p text:style-name="P8"><text:span text:style-name="T5">Remote offer :</text:span><text:span text:style-name="T4">java -jar SWF64.jar -[S1farbe] remote -typeRemote [spielertyp] (-size xx) –offer</text:span></text:p>
      <text:p text:style-name="P8"/>
      <text:p text:style-name="P10"><text:span text:style-name="T5">Remote finder : </text:span>java -jar SWF64.jar -[S1farbe] remote -typeRemote [spielertyp] -size xx</text:p>
      <text:p text:style-name="P3"/>
      <text:p text:style-name="P2">Parameter:</text:p>
      <text:p text:style-name="P2"><text:tab/><text:span text:style-name="T7">S1farbe : (red, blue). Bestimmt die Farbe des ersten Spielers.</text:span></text:p>
      <text:p text:style-name="P7"><text:tab/><text:span text:style-name="T8">S2farbe : (red, blue). Bestimmt die Farbe des zweiten Spielers.</text:span></text:p>
      <text:p text:style-name="P7"><text:tab/><text:span text:style-name="T9">Spielertyp : (human, random, adv1) Bestimmt die Art des Spielers.</text:span></text:p>
      <text:p text:style-name="P7"><text:tab/><text:tab/><text:span text:style-name="T9">Human → menschlicher Spieler</text:span></text:p>
      <text:p text:style-name="P7"><text:tab/><text:tab/><text:span text:style-name="T9">random → völlig zufällig spielender Computerspieler</text:span></text:p>
      <text:p text:style-name="P7"><text:tab/><text:tab/><text:span text:style-name="T10">adv1<text:tab/> → KI-Spieler</text:span></text:p>
      <text:p text:style-name="P7"><text:tab/><text:span text:style-name="T11">size : xx bestimmt die Größe des Spielbretts.</text:span></text:p>
      <text:p text:style-name="P7"><text:tab/><text:span text:style-name="T12">Gui : aktiviert die Eingabe der Züge über die Gui (optional).</text:span></text:p>
      <text:p text:style-name="P7"><text:tab/><text:span text:style-name="T13">delay : aktiviert eine Verzögerung zwischen Zügen (optional).</text:span></text:p>
      <text:p text:style-name="P7"/>
      <text:p text:style-name="P7"/>
      <text:p text:style-name="P16">Texteingabe:</text:p>
      <text:p text:style-name="P11"/>
      <text:p text:style-name="P11">Wenn die Option Gui weggelassen werden sollte, ist es möglich auf folgende Art und Weise trotzdem Spielzüge zu machen.</text:p>
      <text:p text:style-name="P12">Im Terminal kann man die Züge in folgender Form eingeben, <text:span text:style-name="T14">wobei X für verschiedene Zahlen steht.</text:span>:</text:p>
      <text:p text:style-name="P13"><text:span text:style-name="T5">Blumen setzen :</text:span> “{{(X,X),(X,X),(X,X)},{(X,X),(X,X),(X,X)}<text:span text:style-name="T16">}”</text:span></text:p>
      <text:p text:style-name="P14"><text:span text:style-name="T5">Graben setzen : </text:span>“<text:span text:style-name="T15">{(X,X),(X,X)}”</text:span></text:p>
      <text:p text:style-name="P17">Zug beenden :<text:span text:style-name="T17"> “{End}”</text:span></text:p>
      <text:p text:style-name="P18">Aufgeben : <text:span text:style-name="T17">“{Surrender}”</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9"><text:soft-page-break/><text:span text:style-name="T17">Gui:</text:span></text:p>
      <text:p text:style-name="P19"><text:span text:style-name="T1"/></text:p>
      <text:p text:style-name="P20"><text:span text:style-name="T1">Bei der Grafikeingabe kann man entweder auf zwei Felder klicken, um einen Blumenzug zu machen, oder auf eine Kante um einen Grabenzug zu machen. Es muss beachtet werden, dass Blumen erst sichtbar werden, sobald der Zug als gültig erkannt wurde.</text:span></text:p>
      <text:p text:style-name="P20"><text:span text:style-name="T1"/></text:p>
      <text:p text:style-name="P20"><text:span text:style-name="T1">Ansonsten gibt es je ein Schaltfläche um aufzugeben oder den Zug zu beenden, sobald man keinen Blumenzug mehr mach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13:20:31.885847709</meta:creation-date>
    <dc:date>2018-07-22T16:00:02.468499076</dc:date>
    <meta:editing-duration>PT1H8M20S</meta:editing-duration>
    <meta:editing-cycles>43</meta:editing-cycles>
    <meta:generator>LibreOffice/5.1.6.2$Linux_X86_64 LibreOffice_project/10m0$Build-2</meta:generator>
    <meta:document-statistic meta:table-count="0" meta:image-count="0" meta:object-count="0" meta:page-count="2" meta:paragraph-count="34" meta:word-count="295" meta:character-count="1984" meta:non-whitespace-character-count="1708"/>
  </office:meta>
</office:document-meta>
</file>